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Moonospace" svg:font-family="Moonospace"/>
    <style:font-face style:name="Moonspace" svg:font-family="Moonspace"/>
    <style:font-face style:name="Moonspell" svg:font-family="Moonspell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058cm" style:rel-column-width="600*"/>
    </style:style>
    <style:style style:name="Table1.B" style:family="table-column">
      <style:table-column-properties style:column-width="1.667cm" style:rel-column-width="945*"/>
    </style:style>
    <style:style style:name="Table1.C" style:family="table-column">
      <style:table-column-properties style:column-width="1.005cm" style:rel-column-width="570*"/>
    </style:style>
    <style:style style:name="Table1.D" style:family="table-column">
      <style:table-column-properties style:column-width="1.693cm" style:rel-column-width="960*"/>
    </style:style>
    <style:style style:name="Table1.E" style:family="table-column">
      <style:table-column-properties style:column-width="1.402cm" style:rel-column-width="795*"/>
    </style:style>
    <style:style style:name="Table1.F" style:family="table-column">
      <style:table-column-properties style:column-width="1.455cm" style:rel-column-width="825*"/>
    </style:style>
    <style:style style:name="Table1.G" style:family="table-column">
      <style:table-column-properties style:column-width="1.879cm" style:rel-column-width="1065*"/>
    </style:style>
    <style:style style:name="Table1.H" style:family="table-column">
      <style:table-column-properties style:column-width="1.588cm" style:rel-column-width="900*"/>
    </style:style>
    <style:style style:name="Table1.I" style:family="table-column">
      <style:table-column-properties style:column-width="1.561cm" style:rel-column-width="885*"/>
    </style:style>
    <style:style style:name="Table1.J" style:family="table-column">
      <style:table-column-properties style:column-width="3.704cm" style:rel-column-width="210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J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9.71cm" fo:margin-left="1.466cm" fo:margin-right="5.824cm" table:align="margins"/>
    </style:style>
    <style:style style:name="Table2.A" style:family="table-column">
      <style:table-column-properties style:column-width="1.931cm" style:rel-column-width="1095*"/>
    </style:style>
    <style:style style:name="Table2.B" style:family="table-column">
      <style:table-column-properties style:column-width="1.614cm" style:rel-column-width="915*"/>
    </style:style>
    <style:style style:name="Table2.C" style:family="table-column">
      <style:table-column-properties style:column-width="1.746cm" style:rel-column-width="990*"/>
    </style:style>
    <style:style style:name="Table2.D" style:family="table-column">
      <style:table-column-properties style:column-width="1.984cm" style:rel-column-width="1125*"/>
    </style:style>
    <style:style style:name="Table2.E" style:family="table-column">
      <style:table-column-properties style:column-width="2.434cm" style:rel-column-width="138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monospace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Moonspace" fo:font-size="12pt" style:font-size-asian="12pt" style:font-size-complex="12pt"/>
    </style:style>
    <style:style style:name="P8" style:family="paragraph" style:parent-style-name="Preformatted_20_Text">
      <style:text-properties style:font-name="monospace"/>
    </style:style>
    <style:style style:name="P9" style:family="paragraph" style:parent-style-name="Preformatted_20_Text">
      <style:text-properties fo:color="#00008b" style:font-name="monospace" fo:font-style="italic"/>
    </style:style>
    <style:style style:name="P10" style:family="paragraph" style:parent-style-name="Preformatted_20_Text">
      <style:text-properties fo:color="#a52a2a" style:font-name="monospace" fo:font-weight="bold"/>
    </style:style>
    <style:style style:name="P11" style:family="paragraph" style:parent-style-name="Preformatted_20_Text">
      <style:paragraph-properties fo:margin-top="0cm" fo:margin-bottom="0.499cm"/>
      <style:text-properties fo:font-weight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margin-left="0.009cm" fo:margin-right="0.009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a52a2a"/>
    </style:style>
    <style:style style:name="T4" style:family="text">
      <style:text-properties fo:color="#a52a2a" fo:font-weight="bold"/>
    </style:style>
    <style:style style:name="T5" style:family="text">
      <style:text-properties fo:color="#a52a2a" style:font-name="monospace" fo:font-weight="bold"/>
    </style:style>
    <style:style style:name="T6" style:family="text">
      <style:text-properties fo:color="#5d478b"/>
    </style:style>
    <style:style style:name="T7" style:family="text">
      <style:text-properties fo:color="#5d478b" style:font-name="monospace"/>
    </style:style>
    <style:style style:name="T8" style:family="text">
      <style:text-properties fo:color="#9f79ee"/>
    </style:style>
    <style:style style:name="T9" style:family="text">
      <style:text-properties fo:color="#9f79ee" style:font-name="monospace"/>
    </style:style>
    <style:style style:name="T10" style:family="text">
      <style:text-properties fo:color="#ff0055"/>
    </style:style>
    <style:style style:name="T11" style:family="text">
      <style:text-properties fo:color="#ff0055" style:font-name="monospace"/>
    </style:style>
    <style:style style:name="T12" style:family="text">
      <style:text-properties style:font-name="monospace"/>
    </style:style>
    <style:style style:name="T13" style:family="text">
      <style:text-properties fo:color="#00008b" fo:font-style="italic"/>
    </style:style>
    <style:style style:name="T14" style:family="text">
      <style:text-properties fo:font-size="12pt"/>
    </style:style>
    <style:style style:name="T15" style:family="text">
      <style:text-properties style:font-size-asian="12pt"/>
    </style:style>
    <style:style style:name="T16" style:family="text">
      <style:text-properties style:font-weight-asian="bold"/>
    </style:style>
    <style:style style:name="T17" style:family="text">
      <style:text-properties style:font-size-complex="12pt"/>
    </style:style>
    <style:style style:name="T18" style:family="text">
      <style:text-properties style:font-weight-complex="bold"/>
    </style:style>
    <style:style style:name="T19" style:family="text">
      <style:text-properties style:font-name="Moonospac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weight="normal" style:font-weight-asian="normal" style:font-weight-complex="normal"/>
    </style:style>
    <style:style style:name="T2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text-position="15% 58%"/>
    </style:style>
    <style:style style:name="T25" style:family="text">
      <style:text-properties style:text-position="-33% 58%" fo:font-weight="normal" style:font-weight-asian="normal" style:font-weight-complex="normal"/>
    </style:style>
    <style:style style:name="T26" style:family="text">
      <style:text-properties style:text-position="0% 100%" fo:font-weight="normal" style:font-weight-asian="normal" style:font-weight-complex="normal"/>
    </style:style>
    <style:style style:name="T27" style:family="text">
      <style:text-properties style:text-position="0% 100%" fo:font-weight="bold" style:font-weight-asian="bold" style:font-weight-complex="bold"/>
    </style:style>
    <style:style style:name="T28" style:family="text">
      <style:text-properties style:text-position="super 59%" fo:font-weight="normal" style:font-weight-asian="normal" style:font-weight-complex="normal"/>
    </style:style>
    <style:style style:name="T29" style:family="text">
      <style:text-properties style:text-position="sub 58%"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CALCULATOARE NUMERICE 2</text:p>
      <text:p text:style-name="P2"/>
      <text:p text:style-name="P2">-- TEMA DE CASĂ 1 --</text:p>
      <text:p text:style-name="P2"/>
      <text:p text:style-name="P3"/>
      <text:p text:style-name="P3"><text:tab/></text:p>
      <text:p text:style-name="P3"><text:tab/>Nume: Laura-Mihaela VASILESCU</text:p>
      <text:p text:style-name="P3"><text:tab/>Grupa: 335CA</text:p>
      <text:p text:style-name="P3"/>
      <text:p text:style-name="P3"/>
      <text:p text:style-name="P3"><text:tab/></text:p>
      <text:p text:style-name="P3"><text:tab/><text:span text:style-name="T2">Proiectarea, simularea în limbajul Verilog și implementarea instrucțiunii de înmulțire pentru procesorul DLX, microprogramat, organizat în jurul a trei magistrale.</text:span></text:p>
      <text:p text:style-name="P3"><text:span text:style-name="T2"/></text:p>
      <text:p text:style-name="P3"><text:span text:style-name="T2"><text:tab/>1. Modificarea algoritmului lui Booth, pentru numere întregi, exprimate în codul complementar, în condițiile înlăturării bistabilului extensie MQq.</text:span></text:p>
      <text:p text:style-name="P3"><text:span text:style-name="T2"/></text:p>
      <text:p text:style-name="P3"><text:span text:style-name="T19"><text:tab/>module booth (</text:span></text:p>
      <text:p text:style-name="P3"><text:span text:style-name="T19"><text:tab/><text:tab/>input clk,</text:span></text:p>
      <text:p text:style-name="P3"><text:span text:style-name="T19"><text:tab/><text:tab/>input enable,</text:span></text:p>
      <text:p text:style-name="P3"><text:span text:style-name="T19"><text:tab/><text:tab/>input [31:0] AC,</text:span></text:p>
      <text:p text:style-name="P3"><text:span text:style-name="T19"><text:tab/><text:tab/>input [31:0] RD,</text:span></text:p>
      <text:p text:style-name="P3"><text:span text:style-name="T19"><text:tab/><text:tab/>output reg done,</text:span></text:p>
      <text:p text:style-name="P3"><text:span text:style-name="T19"><text:tab/><text:tab/>output reg [63:0] rezultat</text:span></text:p>
      <text:p text:style-name="P3"><text:span text:style-name="T19"><text:tab/>);</text:span></text:p>
      <text:p text:style-name="P3"><text:span text:style-name="T19"><text:tab/></text:span></text:p>
      <text:p text:style-name="P3"><text:span text:style-name="T19"><text:tab/>reg [1:0] stare, next;</text:span></text:p>
      <text:p text:style-name="P3"><text:span text:style-name="T19"><text:tab/>reg [65:0] a_reg;</text:span></text:p>
      <text:p text:style-name="P3"><text:span text:style-name="T19"><text:tab/>reg [65:0] s_reg;</text:span></text:p>
      <text:p text:style-name="P3"><text:span text:style-name="T19"><text:tab/>reg [65:0] p_reg;</text:span></text:p>
      <text:p text:style-name="P3"><text:span text:style-name="T19"><text:tab/>reg [65:0] sm_reg;</text:span></text:p>
      <text:p text:style-name="P3"><text:span text:style-name="T19"><text:tab/>reg [31:0] CNT;</text:span></text:p>
      <text:p text:style-name="P3"><text:span text:style-name="T19"><text:tab/>wire [32:0] AC_neg;</text:span></text:p>
      <text:p text:style-name="P3"><text:span text:style-name="T19"/></text:p>
      <text:p text:style-name="P3"><text:span text:style-name="T19"><text:tab/>always @ (posedge clk)</text:span></text:p>
      <text:p text:style-name="P3"><text:span text:style-name="T19"><text:tab/><text:tab/>if (!enable) </text:span></text:p>
      <text:p text:style-name="P3"><text:span text:style-name="T19"><text:tab/><text:tab/><text:tab/>stare = 2'b00;</text:span></text:p>
      <text:p text:style-name="P3"><text:span text:style-name="T19"><text:tab/><text:tab/>else</text:span></text:p>
      <text:p text:style-name="P3"><text:span text:style-name="T19"><text:tab/><text:tab/><text:tab/>stare &lt;= next;</text:span></text:p>
      <text:p text:style-name="P3"><text:span text:style-name="T19"/></text:p>
      <text:p text:style-name="P3"><text:span text:style-name="T19"><text:tab/>always @* begin</text:span></text:p>
      <text:p text:style-name="P3"><text:span text:style-name="T19"><text:tab/><text:tab/>next = 2'bx;</text:span></text:p>
      <text:p text:style-name="P3"><text:span text:style-name="T19"><text:tab/><text:tab/>case (stare)</text:span></text:p>
      <text:p text:style-name="P3"><text:span text:style-name="T19"><text:tab/><text:tab/><text:tab/>2'b00 : if (enable)</text:span></text:p>
      <text:p text:style-name="P3"><text:span text:style-name="T19"><text:tab/><text:tab/><text:tab/><text:tab/><text:tab/>next = 2'b01;</text:span></text:p>
      <text:p text:style-name="P3"><text:span text:style-name="T19"><text:tab/><text:tab/><text:tab/><text:tab/> <text:s text:c="2"/>else</text:span></text:p>
      <text:p text:style-name="P3"><text:span text:style-name="T19"><text:tab/><text:tab/><text:tab/><text:tab/><text:tab/>next = 2'b00;</text:span></text:p>
      <text:p text:style-name="P3"><text:span text:style-name="T19"><text:tab/><text:tab/><text:tab/>2'b01 : next = 2'b10;</text:span></text:p>
      <text:p text:style-name="P3"><text:span text:style-name="T19"><text:tab/><text:tab/><text:tab/>2'b10 : if (CNT == 32)</text:span></text:p>
      <text:p text:style-name="P3"><text:span text:style-name="T19"><text:tab/><text:tab/><text:tab/><text:tab/><text:tab/>next = 2'b11;</text:span></text:p>
      <text:p text:style-name="P3"><text:soft-page-break/><text:span text:style-name="T19"><text:tab/><text:tab/><text:tab/><text:tab/> <text:s/>else</text:span></text:p>
      <text:p text:style-name="P3"><text:span text:style-name="T19"><text:tab/><text:tab/><text:tab/><text:tab/><text:tab/>next = 2'b01;</text:span></text:p>
      <text:p text:style-name="P3"><text:span text:style-name="T19"><text:tab/><text:tab/><text:tab/>2'b11 : next = 2'b00;</text:span></text:p>
      <text:p text:style-name="P3"><text:span text:style-name="T19"><text:tab/><text:tab/>endcase</text:span></text:p>
      <text:p text:style-name="P3"><text:span text:style-name="T19"><text:tab/>end</text:span></text:p>
      <text:p text:style-name="P3"><text:span text:style-name="T19"/></text:p>
      <text:p text:style-name="P3"><text:span text:style-name="T19"><text:tab/>assign AC_neg = -{AC[31], AC};</text:span></text:p>
      <text:p text:style-name="P3"><text:span text:style-name="T19"/></text:p>
      <text:p text:style-name="P3"><text:span text:style-name="T19"><text:tab/>always @(posedge clk) begin</text:span></text:p>
      <text:p text:style-name="P3"><text:span text:style-name="T19"><text:tab/><text:tab/>case (stare)</text:span></text:p>
      <text:p text:style-name="P3"><text:span text:style-name="T19"><text:tab/><text:tab/><text:tab/>2'b00 : begin</text:span></text:p>
      <text:p text:style-name="P3"><text:span text:style-name="T19"><text:tab/><text:tab/><text:tab/><text:tab/><text:tab/>a_reg &lt;= {AC[31], AC, {33{1'b0}}};</text:span></text:p>
      <text:p text:style-name="P3"><text:span text:style-name="T19"><text:tab/><text:tab/><text:tab/><text:tab/><text:tab/>s_reg &lt;= {AC_neg, {33{1'b0}}};</text:span></text:p>
      <text:p text:style-name="P3"><text:span text:style-name="T19"><text:tab/><text:tab/><text:tab/><text:tab/><text:tab/>p_reg &lt;= {{33{1'b0}}, RD, 1'b0};</text:span></text:p>
      <text:p text:style-name="P3"><text:span text:style-name="T19"><text:tab/><text:tab/><text:tab/><text:tab/><text:tab/>CNT <text:s text:c="2"/>&lt;= 0;</text:span></text:p>
      <text:p text:style-name="P3"><text:span text:style-name="T19"><text:tab/><text:tab/><text:tab/><text:tab/><text:tab/>done <text:s/>&lt;= 1'b0;</text:span></text:p>
      <text:p text:style-name="P3"><text:span text:style-name="T19"><text:tab/><text:tab/><text:tab/><text:tab/> <text:s/>end</text:span></text:p>
      <text:p text:style-name="P3"><text:span text:style-name="T19"><text:tab/><text:tab/><text:tab/>2'b01 : begin</text:span></text:p>
      <text:p text:style-name="P3"><text:span text:style-name="T19"><text:tab/><text:tab/><text:tab/><text:tab/><text:tab/>case (p_reg[1:0])</text:span></text:p>
      <text:p text:style-name="P3"><text:span text:style-name="T19"><text:tab/><text:tab/><text:tab/><text:tab/><text:tab/><text:tab/>2'b01: sm_reg &lt;= p_reg + a_reg;</text:span></text:p>
      <text:p text:style-name="P3"><text:span text:style-name="T19"><text:tab/><text:tab/><text:tab/><text:tab/><text:tab/><text:tab/>2'b10: sm_reg &lt;= p_reg + s_reg;</text:span></text:p>
      <text:p text:style-name="P3"><text:span text:style-name="T19"><text:tab/><text:tab/><text:tab/><text:tab/><text:tab/><text:tab/>2'b00: sm_reg &lt;= p_reg;</text:span></text:p>
      <text:p text:style-name="P3"><text:span text:style-name="T19"><text:tab/><text:tab/><text:tab/><text:tab/><text:tab/><text:tab/>2'b11: sm_reg &lt;= p_reg;</text:span></text:p>
      <text:p text:style-name="P3"><text:span text:style-name="T19"><text:tab/><text:tab/><text:tab/><text:tab/><text:tab/>endcase</text:span></text:p>
      <text:p text:style-name="P3"><text:span text:style-name="T19"><text:tab/><text:tab/><text:tab/><text:tab/><text:tab/>CNT &lt;= CNT + 1;</text:span></text:p>
      <text:p text:style-name="P3"><text:span text:style-name="T19"><text:tab/><text:tab/><text:tab/><text:tab/> <text:s text:c="2"/>end</text:span></text:p>
      <text:p text:style-name="P3"><text:span text:style-name="T19"><text:tab/><text:tab/><text:tab/>2'b10 : begin</text:span></text:p>
      <text:p text:style-name="P3"><text:span text:style-name="T19"><text:tab/><text:tab/><text:tab/><text:tab/><text:tab/>p_reg &lt;= {sm_reg[65], sm_reg[65:1]};</text:span></text:p>
      <text:p text:style-name="P3"><text:span text:style-name="T19"><text:s text:c="2"/><text:tab/><text:tab/><text:tab/><text:tab/> <text:s text:c="2"/>end</text:span></text:p>
      <text:p text:style-name="P3"><text:span text:style-name="T19"><text:tab/><text:tab/><text:tab/>2'b11 : begin</text:span></text:p>
      <text:p text:style-name="P3"><text:span text:style-name="T19"><text:tab/><text:tab/><text:tab/><text:tab/><text:tab/>rezultat &lt;= p_reg[64:1];</text:span></text:p>
      <text:p text:style-name="P3"><text:span text:style-name="T19"><text:tab/><text:tab/><text:tab/><text:tab/><text:tab/>done &lt;= 1'b1;</text:span></text:p>
      <text:p text:style-name="P3"><text:span text:style-name="T19"><text:tab/><text:tab/><text:tab/><text:tab/> <text:s text:c="2"/>end</text:span></text:p>
      <text:p text:style-name="P3"><text:span text:style-name="T19"><text:tab/><text:tab/>endcase</text:span></text:p>
      <text:p text:style-name="P3"><text:span text:style-name="T19"><text:tab/>end</text:span></text:p>
      <text:p text:style-name="P3"><text:span text:style-name="T19"><text:tab/>endmodule</text:span></text:p>
      <text:p text:style-name="P6"/>
      <text:p text:style-name="P6"><text:tab/></text:p>
      <text:p text:style-name="P6"><text:tab/><text:span text:style-name="T2">2. Verificarea noului algoritm prin simulare în Verilog</text:span></text:p>
      <text:p text:style-name="P6"><text:span text:style-name="T2"/></text:p>
      <text:p text:style-name="P7"><text:span text:style-name="T20"><text:tab/>module test;</text:span></text:p>
      <text:p text:style-name="P7"><text:span text:style-name="T20"/></text:p>
      <text:p text:style-name="P7"><text:span text:style-name="T20"><text:tab/>reg clk;</text:span></text:p>
      <text:p text:style-name="P7"><text:span text:style-name="T20"><text:tab/>reg enable;</text:span></text:p>
      <text:p text:style-name="P7"><text:span text:style-name="T20"><text:tab/>reg [31:0] AC;</text:span></text:p>
      <text:p text:style-name="P7"><text:span text:style-name="T20"><text:tab/>reg [31:0] RD;</text:span></text:p>
      <text:p text:style-name="P7"><text:span text:style-name="T20"/></text:p>
      <text:p text:style-name="P7"><text:span text:style-name="T20"><text:tab/>wire done;</text:span></text:p>
      <text:p text:style-name="P7"><text:span text:style-name="T20"><text:tab/>wire [63:0] rezultat;</text:span></text:p>
      <text:p text:style-name="P7"><text:span text:style-name="T20"><text:tab/></text:span></text:p>
      <text:p text:style-name="P7"><text:span text:style-name="T20"><text:tab/>wire signed [31:0] ACS;</text:span></text:p>
      <text:p text:style-name="P7"><text:span text:style-name="T20"><text:tab/>wire signed [31:0] RDS;</text:span></text:p>
      <text:p text:style-name="P7"><text:soft-page-break/><text:span text:style-name="T20"><text:tab/>assign ACS = AC[31:0];</text:span></text:p>
      <text:p text:style-name="P7"><text:span text:style-name="T20"><text:tab/>assign RDS = RD[31:0];</text:span></text:p>
      <text:p text:style-name="P7"><text:span text:style-name="T20"/></text:p>
      <text:p text:style-name="P7"><text:span text:style-name="T20"><text:tab/>booth booth (</text:span></text:p>
      <text:p text:style-name="P7"><text:span text:style-name="T20"><text:tab/><text:tab/>.clk(clk), </text:span></text:p>
      <text:p text:style-name="P7"><text:span text:style-name="T20"><text:tab/><text:tab/>.enable(enable), </text:span></text:p>
      <text:p text:style-name="P7"><text:span text:style-name="T20"><text:tab/><text:tab/>.AC(AC), </text:span></text:p>
      <text:p text:style-name="P7"><text:span text:style-name="T20"><text:tab/><text:tab/>.RD(RD), </text:span></text:p>
      <text:p text:style-name="P7"><text:span text:style-name="T20"><text:tab/><text:tab/>.done(done), </text:span></text:p>
      <text:p text:style-name="P7"><text:span text:style-name="T20"><text:tab/><text:tab/>.rezultat(rezultat)</text:span></text:p>
      <text:p text:style-name="P7"><text:span text:style-name="T20"><text:tab/>);</text:span></text:p>
      <text:p text:style-name="P7"><text:span text:style-name="T20"><text:tab/></text:span></text:p>
      <text:p text:style-name="P7"><text:span text:style-name="T20"><text:tab/>initial begin</text:span></text:p>
      <text:p text:style-name="P7"><text:span text:style-name="T20"><text:tab/><text:tab/>clk &lt;= 1'b0;</text:span></text:p>
      <text:p text:style-name="P7"><text:span text:style-name="T20"><text:tab/><text:tab/>forever #10 clk = ~clk;</text:span></text:p>
      <text:p text:style-name="P7"><text:span text:style-name="T20"><text:tab/>end</text:span></text:p>
      <text:p text:style-name="P7"><text:span text:style-name="T20"/></text:p>
      <text:p text:style-name="P7"><text:span text:style-name="T20"><text:tab/>initial begin</text:span></text:p>
      <text:p text:style-name="P7"><text:span text:style-name="T20"><text:tab/><text:tab/>enable = 0;</text:span></text:p>
      <text:p text:style-name="P7"><text:span text:style-name="T20"><text:tab/><text:tab/>RD = 2;</text:span></text:p>
      <text:p text:style-name="P7"><text:span text:style-name="T20"><text:tab/><text:tab/>AC = 0;</text:span></text:p>
      <text:p text:style-name="P7"><text:span text:style-name="T20"><text:tab/><text:tab/>repeat (1000) @(posedge clk);</text:span></text:p>
      <text:p text:style-name="P7"><text:span text:style-name="T20"><text:tab/><text:tab/>for (AC = -10; AC &lt; 11; AC = AC + 1) begin</text:span></text:p>
      <text:p text:style-name="P7"><text:span text:style-name="T20"><text:tab/><text:tab/><text:tab/>enable = 1;</text:span></text:p>
      <text:p text:style-name="P7"><text:span text:style-name="T20"><text:tab/><text:tab/><text:tab/>wait (done == 0);</text:span></text:p>
      <text:p text:style-name="P7"><text:span text:style-name="T20"><text:tab/><text:tab/><text:tab/>wait (done == 1);</text:span></text:p>
      <text:p text:style-name="P7"><text:span text:style-name="T20"><text:tab/><text:tab/><text:tab/>$display("X = %d Y = %d proudct =%d", RDS, ACS, rezultat);</text:span></text:p>
      <text:p text:style-name="P7"><text:span text:style-name="T20"><text:tab/><text:tab/><text:tab/>enable = 0;</text:span></text:p>
      <text:p text:style-name="P7"><text:span text:style-name="T20"><text:tab/><text:tab/><text:tab/>@(posedge clk);</text:span></text:p>
      <text:p text:style-name="P7"><text:span text:style-name="T20"><text:tab/><text:tab/>end</text:span></text:p>
      <text:p text:style-name="P7"><text:span text:style-name="T20"><text:tab/>end</text:span></text:p>
      <text:p text:style-name="P7"><text:span text:style-name="T20">endmodule</text:span></text:p>
      <text:p text:style-name="P7"><text:span text:style-name="T22"/></text:p>
      <text:p text:style-name="P7"><text:span text:style-name="T22">This is a Lite version of ISE Simulator(ISim).</text:span></text:p>
      <text:p text:style-name="P7"><text:span text:style-name="T22">Simulator is doing circuit initialization process.</text:span></text:p>
      <text:p text:style-name="P7"><text:span text:style-name="T22">Finished circuit initialization process.</text:span></text:p>
      <text:p text:style-name="P7"><text:span text:style-name="T22">X = <text:s text:c="8"/>-10 Y = <text:s text:c="10"/>2 proudct = <text:s text:c="17"/>-20</text:span></text:p>
      <text:p text:style-name="P7"><text:span text:style-name="T22">X = <text:s text:c="9"/>-9 Y = <text:s text:c="10"/>2 proudct = <text:s text:c="17"/>-18</text:span></text:p>
      <text:p text:style-name="P7"><text:span text:style-name="T22">X = <text:s text:c="9"/>-8 Y = <text:s text:c="10"/>2 proudct = <text:s text:c="17"/>-16</text:span></text:p>
      <text:p text:style-name="P7"><text:span text:style-name="T22">X = <text:s text:c="9"/>-7 Y = <text:s text:c="10"/>2 proudct = <text:s text:c="17"/>-14</text:span></text:p>
      <text:p text:style-name="P7"><text:span text:style-name="T22">X = <text:s text:c="9"/>-6 Y = <text:s text:c="10"/>2 proudct = <text:s text:c="17"/>-12</text:span></text:p>
      <text:p text:style-name="P7"><text:span text:style-name="T22">X = <text:s text:c="9"/>-5 Y = <text:s text:c="10"/>2 proudct = <text:s text:c="17"/>-10</text:span></text:p>
      <text:p text:style-name="P7"><text:span text:style-name="T22">X = <text:s text:c="9"/>-4 Y = <text:s text:c="10"/>2 proudct = <text:s text:c="18"/>-8</text:span></text:p>
      <text:p text:style-name="P7"><text:span text:style-name="T22">X = <text:s text:c="9"/>-3 Y = <text:s text:c="10"/>2 proudct = <text:s text:c="18"/>-6</text:span></text:p>
      <text:p text:style-name="P7"><text:span text:style-name="T22">X = <text:s text:c="9"/>-2 Y = <text:s text:c="10"/>2 proudct = <text:s text:c="18"/>-4</text:span></text:p>
      <text:p text:style-name="P7"><text:span text:style-name="T22">X = <text:s text:c="9"/>-1 Y = <text:s text:c="10"/>2 proudct = <text:s text:c="18"/>-2</text:span></text:p>
      <text:p text:style-name="P7"><text:span text:style-name="T22">X = <text:s text:c="10"/>0 Y = <text:s text:c="10"/>2 proudct = <text:s text:c="19"/>0</text:span></text:p>
      <text:p text:style-name="P7"><text:span text:style-name="T22">X = <text:s text:c="10"/>1 Y = <text:s text:c="10"/>2 proudct = <text:s text:c="19"/>2</text:span></text:p>
      <text:p text:style-name="P7"><text:span text:style-name="T22">X = <text:s text:c="10"/>2 Y = <text:s text:c="10"/>2 proudct = <text:s text:c="19"/>4</text:span></text:p>
      <text:p text:style-name="P7"><text:span text:style-name="T22">X = <text:s text:c="10"/>3 Y = <text:s text:c="10"/>2 proudct = <text:s text:c="19"/>6</text:span></text:p>
      <text:p text:style-name="P7"><text:span text:style-name="T22">X = <text:s text:c="10"/>4 Y = <text:s text:c="10"/>2 proudct = <text:s text:c="19"/>8</text:span></text:p>
      <text:p text:style-name="P7"><text:span text:style-name="T22">X = <text:s text:c="10"/>5 Y = <text:s text:c="10"/>2 proudct = <text:s text:c="18"/>10</text:span></text:p>
      <text:p text:style-name="P7"><text:soft-page-break/><text:span text:style-name="T22">X = <text:s text:c="10"/>6 Y = <text:s text:c="10"/>2 proudct = <text:s text:c="18"/>12</text:span></text:p>
      <text:p text:style-name="P7"><text:span text:style-name="T22">X = <text:s text:c="10"/>7 Y = <text:s text:c="10"/>2 proudct = <text:s text:c="18"/>14</text:span></text:p>
      <text:p text:style-name="P7"><text:span text:style-name="T22">X = <text:s text:c="10"/>8 Y = <text:s text:c="10"/>2 proudct = <text:s text:c="18"/>16</text:span></text:p>
      <text:p text:style-name="P7"><text:span text:style-name="T22">X = <text:s text:c="10"/>9 Y = <text:s text:c="10"/>2 proudct = <text:s text:c="18"/>18</text:span></text:p>
      <text:p text:style-name="P7"><text:span text:style-name="T22">% </text:span></text:p>
      <text:p text:style-name="P7"><text:span text:style-name="T20"/></text:p>
      <text:p text:style-name="P6"><text:span text:style-name="T20"><text:tab/></text:span><text:span text:style-name="T2">3. <text:s/>Completarea setului de instrucțiuni pentru procesorul DLX, microprogramat, organizat în jurul a trei magistrale, cu instrucțiunea de înmulțire (MPY) și elaborarea microprogramului corespunzător, după modelul prezentat la curs.</text:span></text:p>
      <text:p text:style-name="P6"/>
      <text:p text:style-name="P6"><text:tab/> <text:s text:c="6"/>0...5 <text:s text:c="8"/>6...10 <text:s text:c="6"/>11...15 <text:s text:c="5"/>16...20 <text:s text:c="9"/>21...31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2">OpCode</text:p>
          </table:table-cell>
          <table:table-cell table:style-name="Table2.A1" office:value-type="string">
            <text:p text:style-name="P12">Rs1</text:p>
          </table:table-cell>
          <table:table-cell table:style-name="Table2.A1" office:value-type="string">
            <text:p text:style-name="P12">Rs2</text:p>
          </table:table-cell>
          <table:table-cell table:style-name="Table2.A1" office:value-type="string">
            <text:p text:style-name="P12">Rd</text:p>
          </table:table-cell>
          <table:table-cell table:style-name="Table2.E1" office:value-type="string">
            <text:p text:style-name="P12">OPCExt</text:p>
          </table:table-cell>
        </table:table-row>
      </table:table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12">Loc.</text:p>
          </table:table-cell>
          <table:table-cell table:style-name="Table1.A1" office:value-type="string">
            <text:p text:style-name="P12">Eticheta</text:p>
          </table:table-cell>
          <table:table-cell table:style-name="Table1.A1" office:value-type="string">
            <text:p text:style-name="P12">Dest</text:p>
          </table:table-cell>
          <table:table-cell table:style-name="Table1.A1" office:value-type="string">
            <text:p text:style-name="P13">OpUAL</text:p>
          </table:table-cell>
          <table:table-cell table:style-name="Table1.A1" office:value-type="string">
            <text:p text:style-name="P12">Sursa1</text:p>
          </table:table-cell>
          <table:table-cell table:style-name="Table1.A1" office:value-type="string">
            <text:p text:style-name="P12">Sursa2</text:p>
          </table:table-cell>
          <table:table-cell table:style-name="Table1.A1" office:value-type="string">
            <text:p text:style-name="P14">Constanta</text:p>
          </table:table-cell>
          <table:table-cell table:style-name="Table1.A1" office:value-type="string">
            <text:p text:style-name="P12">Diverse</text:p>
          </table:table-cell>
          <table:table-cell table:style-name="Table1.A1" office:value-type="string">
            <text:p text:style-name="P12">Cond.</text:p>
          </table:table-cell>
          <table:table-cell table:style-name="Table1.J1" office:value-type="string">
            <text:p text:style-name="P12">Adresa de Salt in microprogram</text:p>
          </table:table-cell>
        </table:table-row>
        <table:table-row>
          <table:table-cell table:style-name="Table1.A2" office:value-type="float" office:value="62">
            <text:p text:style-name="P12">62</text:p>
          </table:table-cell>
          <table:table-cell table:style-name="Table1.B2" office:value-type="string">
            <text:p text:style-name="P12">MPY/I</text:p>
          </table:table-cell>
          <table:table-cell table:style-name="Table1.B2" office:value-type="string">
            <text:p text:style-name="P12">TD</text:p>
          </table:table-cell>
          <table:table-cell table:style-name="Table1.B2" office:value-type="string">
            <text:p text:style-name="P12">MPY</text:p>
          </table:table-cell>
          <table:table-cell table:style-name="Table1.B2" office:value-type="string">
            <text:p text:style-name="P12">TS1</text:p>
          </table:table-cell>
          <table:table-cell table:style-name="Table1.B2" office:value-type="string">
            <text:p text:style-name="P12">TEMP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>necond</text:p>
          </table:table-cell>
          <table:table-cell table:style-name="Table1.J2" office:value-type="string">
            <text:p text:style-name="P12">write2:</text:p>
          </table:table-cell>
        </table:table-row>
      </table:table>
      <text:p text:style-name="P6"/>
      <text:p text:style-name="P6"><text:tab/><text:span text:style-name="T2">IF</text:span><text:span text:style-name="T20"> (Instruction Fetch)</text:span></text:p>
      <text:p text:style-name="P6"><text:span text:style-name="T20"><text:tab/><text:tab/>RA &lt;- CP;</text:span></text:p>
      <text:p text:style-name="P6"><text:span text:style-name="T20"><text:tab/><text:tab/>RI <text:s/>&lt;- M[RA];</text:span></text:p>
      <text:p text:style-name="P6"><text:span text:style-name="T20"><text:tab/></text:span><text:span text:style-name="T2">RD </text:span><text:span text:style-name="T20">(Read)</text:span></text:p>
      <text:p text:style-name="P6"><text:span text:style-name="T20"><text:tab/><text:tab/>TS1 &lt;- RG[S1];</text:span></text:p>
      <text:p text:style-name="P6"><text:span text:style-name="T20"><text:tab/><text:tab/>TS2 &lt;- RG[S2];</text:span></text:p>
      <text:p text:style-name="P6"><text:span text:style-name="T20"><text:tab/><text:tab/>CP <text:s text:c="2"/>&lt;- CP + 4;</text:span></text:p>
      <text:p text:style-name="P6"><text:span text:style-name="T20"><text:tab/></text:span><text:span text:style-name="T2">EX</text:span><text:span text:style-name="T20"> (Execution)</text:span></text:p>
      <text:p text:style-name="Standard"><text:span text:style-name="T23"><text:tab/><text:tab/>UALies &lt;- TS1 op (TS2 sau (RI</text:span><text:span text:style-name="T25">16</text:span><text:span text:style-name="T26">)</text:span><text:span text:style-name="T28">16</text:span><text:span text:style-name="T26"> ## RI</text:span><text:span text:style-name="T29">16..31</text:span><text:span text:style-name="T26">)</text:span></text:p>
      <text:p text:style-name="Standard"><text:span text:style-name="T26"><text:tab/></text:span><text:span text:style-name="T27">MEM </text:span><text:span text:style-name="T26">(Memory)</text:span></text:p>
      <text:p text:style-name="Standard"><text:span text:style-name="T26"><text:tab/><text:tab/>RD &lt;- M[RA] sau M[RA] &lt;- RD</text:span></text:p>
      <text:p text:style-name="Standard"><text:span text:style-name="T26"><text:tab/></text:span><text:span text:style-name="T27">WB</text:span><text:span text:style-name="T26"> (Write Back)</text:span></text:p>
      <text:p text:style-name="Standard"><text:span text:style-name="T26"><text:tab/><text:tab/>RG[rd] &lt;- UALies <text:s/>sau RD</text:span></text:p>
      <text:p text:style-name="P6"/>
      <text:p text:style-name="P6"><text:tab/><text:span text:style-name="T2">4. Implementarea instrucțiunii de înmulțire prin software sub forma unei subrutine corespunzătoare, prin generarea de întreruperi, ca urmare a depistării codului de operație MPY, neimplementat în hardware.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<text:tab/>5. Concluzi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Moonospace" svg:font-family="Moonospace"/>
    <style:font-face style:name="Moonspace" svg:font-family="Moonspace"/>
    <style:font-face style:name="Moonspell" svg:font-family="Moonspell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a Vasilescu</meta:initial-creator>
    <meta:creation-date>2010-11-27T13:55:04.27</meta:creation-date>
    <dc:date>2010-11-27T16:55:29.78</dc:date>
    <dc:creator>Laura Vasilescu</dc:creator>
    <meta:editing-duration>PT03H00M14S</meta:editing-duration>
    <meta:editing-cycles>28</meta:editing-cycles>
    <meta:generator>OpenOffice.org/3.2$Win32 OpenOffice.org_project/320m18$Build-9502</meta:generator>
    <meta:document-statistic meta:table-count="2" meta:image-count="0" meta:object-count="0" meta:page-count="4" meta:paragraph-count="179" meta:word-count="699" meta:character-count="4595"/>
  </office:meta>
</office:document-meta>
</file>